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Aquí tienes una propuesta para la <text:span text:style-name="Strong_20_Emphasis">introducción y el cierre</text:span> de la sección dedicada a la <text:span text:style-name="Strong_20_Emphasis">definición de memoria</text:span>, siguiendo el estilo ya establecido para la voz narrativa —profunda, mística, atemporal, y con un dejo de dramatismo:</text:p>
      <text:p text:style-name="Horizontal_20_Line"/>
      <text:h text:style-name="Heading_20_3" text:outline-level="3">🌑 <text:span text:style-name="Strong_20_Emphasis">Introducción (voz narrativa)</text:span></text:h>
      <text:p text:style-name="Quotations"><text:span text:style-name="Emphasis">Fue en los días sin relojes, cuando el cielo aún hablaba en lenguas de fuego, que los antiguos sintieron el peso del olvido por primera vez.</text:span><text:line-break/><text:span text:style-name="Emphasis">Y temieron.<text:line-break/>Porque aquello que no se recuerda, se pierde,<text:line-break/>y lo que se pierde, deja de ser.</text:span></text:p>
      <text:p text:style-name="Quotations">Así comenzaron a grabar.<text:line-break/>Con sangre en la roca, con fuego en la arcilla, con cantos que cruzaban generaciones.<text:line-break/>No por vanidad, sino por reverencia.<text:line-break/>Porque entendían, aunque nadie les enseñó,<text:line-break/>que recordar es sostener el hilo del ser a través de las edades.</text:p>
      <text:p text:style-name="Quotations">Lo que fue guardado no moría.<text:line-break/>Y aquello que se escribió en la piedra, los vientos no pudieron arrancarlo.</text:p>
      <text:p text:style-name="Horizontal_20_Line"/>
      <text:h text:style-name="Heading_20_3" text:outline-level="3">🌒 <text:span text:style-name="Strong_20_Emphasis">Cierre (voz narrativa)</text:span></text:h>
      <text:p text:style-name="Quotations"><text:span text:style-name="Emphasis">Muchos de aquellos cantores ya no tienen nombre,<text:line-break/>pero sus signos aún respiran bajo la tierra.</text:span></text:p>
      <text:p text:style-name="Quotations">¿Qué fuerza los impulsó a conservar aquello que sabían?<text:line-break/>¿Y por qué pensaron que el mundo sin memoria sería un mundo roto?</text:p>
      <text:p text:style-name="Quotations">Algunos dicen que escucharon voces desde más allá del tiempo,<text:line-break/>que les hablaron de un pacto entre el recuerdo y la existencia.</text:p>
      <text:p text:style-name="Quotations">Tal vez fue el Espíritu quien les susurró:<text:line-break/><text:span text:style-name="Emphasis">"Lo que no se guarda, se desvanece. Lo que no se graba, se dispersa como humo."</text:span></text:p>
      <text:p text:style-name="Quotations">Y por eso, aún hoy, seguimos buscando la manera de recordar sin fallar.<text:line-break/>Aunque no sepamos ya el motivo.</text:p>
      <text:p text:style-name="Horizontal_20_Line"/>
      <text:p text:style-name="Text_20_body">¿Te gustaría que sigamos con la próxima sección o prefieres revisar o ajustar algo en este tono primer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9T18:13:10.297000000</meta:creation-date>
    <dc:date>2025-07-29T18:13:51.774000000</dc:date>
    <meta:editing-duration>PT41S</meta:editing-duration>
    <meta:editing-cycles>1</meta:editing-cycles>
    <meta:document-statistic meta:table-count="0" meta:image-count="0" meta:object-count="0" meta:page-count="1" meta:paragraph-count="12" meta:word-count="273" meta:character-count="1539" meta:non-whitespace-character-count="1278"/>
    <meta:generator>LibreOffice/7.3.5.2$Windows_X86_64 LibreOffice_project/184fe81b8c8c30d8b5082578aee2fed2ea847c01</meta:generator>
  </office:meta>
</office:document-meta>
</file>